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paragraph-properties fo:text-align="center"/>
      <style:text-properties style:font-name="Times" fo:font-size="20.0pt"/>
    </style:style>
    <style:style style:name="P2" style:family="paragraph" style:parent-style-name="Standard">
      <style:paragraph-properties fo:text-align="center"/>
      <style:text-properties style:font-name="Times" fo:font-size="12.0pt"/>
    </style:style>
    <style:style style:name="P3" style:family="paragraph" style:parent-style-name="Standard">
      <style:text-properties style:font-name="Times" fo:font-size="12.0pt"/>
    </style:style>
    <style:style style:name="P4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2.0pt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fo:font-style="italic" fo:font-style-asian="italic" fo:font-style-complex="italic"/>
    </style:style>
    <style:style style:name="T3" style:family="text">
      <style:text-properties fo:font-style="italic" fo:font-style-asian="italic" fo:font-style-complex="italic"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•">
        <style:list-level-properties text:space-before="0.25in" text:min-label-width="0.25in"/>
      </text:list-level-style-bullet>
    </text:list-style>
  </office:automatic-styles>
  <office:body>
    <office:text>
      <text:p text:style-name="P1"><text:span text:style-name="T1">Alexandru Sulea</text:span></text:p>
      <text:p text:style-name="P2"><text:span text:style-name="T1">T:</text:span><text:s/>+353 87568056 <text:span text:style-name="T1">E:</text:span><text:s/>suleaa@tcd.ie <text:span text:style-name="T1">A:</text:span><text:s/>10 Dromheath Drive,Mulhuddart, Dublin 15</text:p>
      <text:p text:style-name="P2"><text:span text:style-name="T1">G: </text:span>https://github.com/Alexandru-S <text:span text:style-name="T1">W:</text:span><text:s/>http://glassbyte.com</text:p>
      <text:p text:style-name="P2"/>
      <text:p text:style-name="P3"><text:span text:style-name="T1">EDUCATION:</text:span></text:p>
      <text:p text:style-name="P3"><text:span text:style-name="T1">Trinity College Dublin<text:tab/><text:tab/><text:tab/><text:tab/><text:tab/><text:tab/><text:tab/><text:s text:c="7"/>Dublin City, Ireland</text:span></text:p>
      <text:p text:style-name="P3"><text:span text:style-name="T2">BAI (Hons) Computer Engineering<text:tab/><text:tab/><text:tab/><text:tab/><text:tab/><text:tab/><text:s text:c="15"/>September 2017</text:span></text:p>
      <text:list text:style-name="L1">
        <text:list-item>
          <text:p text:style-name="P4"><text:span text:style-name="T3">Relevant coursework:</text:span><text:span text:style-name="T2"><text:s/>Engineering Mathematics &amp; Probability - Electrical and Electronic Engineering - <text:s/>Teamwork and Group Work(Various Robotics Projects) - Mechanical &amp; Civil Engineering (Introductory)- Signals, Systems, &amp; Digital Logic Design(Advanced) - Microprocessor System Design (Advanced)- <text:s/>Programming &amp; Software Design (Advanced) – Project &amp; Team Management – Entrepreneurism </text:span></text:p>
        </text:list-item>
      </text:list>
      <text:p text:style-name="P3"/>
      <text:p text:style-name="P3"><text:span text:style-name="T1">WORK EXPERIENCE:</text:span></text:p>
      <text:p text:style-name="P3"/>
      <text:p text:style-name="P3"><text:span text:style-name="T1">Tallaght Hospital AMNCH</text:span><text:tab/><text:tab/><text:tab/><text:tab/><text:s text:c="9"/><text:tab/><text:tab/><text:span text:style-name="T1">Tallaght AMNCH, Tallaght, Ireland</text:span></text:p>
      <text:p text:style-name="P3"><text:span text:style-name="T2">Currently won 2 contracts to work with experts in Tallaght Hospital AMNCH to develop apps for patient and doctor use in a hospital environment.</text:span><text:tab/><text:tab/><text:tab/><text:tab/><text:tab/><text:tab/><text:span text:style-name="T2">October 2016 - Present</text:span></text:p>
      <text:list text:style-name="L1">
        <text:list-item>
          <text:p text:style-name="P4">Programmed and managed Android and iOS apps.</text:p>
        </text:list-item>
        <text:list-item>
          <text:p text:style-name="P4">Developed apps which are available on the Google Play Store and iOS App Store.</text:p>
        </text:list-item>
      </text:list>
      <text:p text:style-name="P3">Technologies used:</text:p>
      <text:list text:style-name="L1">
        <text:list-item>
          <text:p text:style-name="P4">Java, Python 2.7 ,3,Android SDK, Swift, Gimp,Blender, Linux, GitHub, NODE, Flask, AWS</text:p>
        </text:list-item>
      </text:list>
      <text:p text:style-name="P3">Noted developments:</text:p>
      <text:list text:style-name="L1">
        <text:list-item>
          <text:p text:style-name="P4">H. pylori Care (Android and iOS App)</text:p>
        </text:list-item>
        <text:list-item>
          <text:p text:style-name="P4">Diabetes App</text:p>
        </text:list-item>
      </text:list>
      <text:p text:style-name="P3"/>
      <text:p text:style-name="P3"><text:span text:style-name="T1">Enterprise Ireland Student Entrepreneur Awards Merit Award Winner, <text:tab/><text:tab/><text:tab/>CIT, Cork, Ireland</text:span></text:p>
      <text:p text:style-name="P3"><text:span text:style-name="T2">Was part of the final 10 teams invited to pitch to the EI finals in Cork</text:span><text:tab/><text:tab/><text:s/><text:tab/><text:tab/><text:span text:style-name="T2">June 2017</text:span></text:p>
      <text:list text:style-name="L1">
        <text:list-item>
          <text:p text:style-name="P4">Pitched in front of industry experts for the final of EI awards</text:p>
        </text:list-item>
        <text:list-item>
          <text:p text:style-name="P4">Demoed our diabetes platform in front of the public, professors and industry representatives.</text:p>
        </text:list-item>
        <text:list-item>
          <text:p text:style-name="P4">Was awarded the Grant Thornton Merit Award.</text:p>
        </text:list-item>
      </text:list>
      <text:p text:style-name="P3"/>
      <text:p text:style-name="P3"><text:span text:style-name="T1">Launch Box Incubator, Trinity College</text:span><text:tab/><text:tab/><text:tab/><text:tab/><text:tab/><text:s text:c="9"/><text:span text:style-name="T1">College Green, Ireland</text:span></text:p>
      <text:p text:style-name="P3"><text:span text:style-name="T2">Worked as a part time representative for the Launch Box Program</text:span><text:tab/><text:tab/><text:tab/><text:s/><text:span text:style-name="T2">September 2016 - Present</text:span></text:p>
      <text:list text:style-name="L1">
        <text:list-item>
          <text:p text:style-name="P4">Worked as a representative for the Launch Box program at sponsored events to increase awareness of the program.</text:p>
        </text:list-item>
        <text:list-item>
          <text:p text:style-name="P4">Assisted in the set-up, and day to day management of the hackathons and events.</text:p>
        </text:list-item>
        <text:list-item>
          <text:p text:style-name="P4">Noted Events:</text:p>
        </text:list-item>
        <text:list-item>
          <text:p text:style-name="P4">Helped set up and run the Launchbox AI Hackathon</text:p>
        </text:list-item>
        <text:list-item>
          <text:p text:style-name="P4">Helped set up and run Dublin Airport Hackathon</text:p>
        </text:list-item>
        <text:list-item>
          <text:p text:style-name="P4">Represented Launch Box at the RDS science fair</text:p>
        </text:list-item>
        <text:list-item>
          <text:p text:style-name="P4">Represented Launch Box at Do Space Web Summit Events</text:p>
        </text:list-item>
        <text:list-item>
          <text:p text:style-name="P4">Represented Lsunch Box at various speaking events in Trinity College</text:p>
        </text:list-item>
      </text:list>
      <text:p text:style-name="P3"/>
      <text:p text:style-name="P3"><text:span text:style-name="T1">Launch Box Incubator, Trinity College</text:span><text:tab/><text:tab/><text:tab/><text:tab/><text:tab/><text:s text:c="9"/><text:span text:style-name="T1">College Green, Ireland</text:span></text:p>
      <text:p text:style-name="P3"><text:span text:style-name="T2">Accepted into incubator program</text:span><text:tab/><text:tab/><text:tab/><text:tab/><text:tab/><text:tab/><text:tab/><text:span text:style-name="T2">April 2016 - Present</text:span></text:p>
      <text:list text:style-name="L1">
        <text:list-item>
          <text:p text:style-name="P4">Won a place in the Blackstone sponsored Launchbox incubator as well as €3000 seed funding.</text:p>
        </text:list-item>
        <text:list-item>
          <text:p text:style-name="P4">Developed app cross platform app to aid in the treatment and surveillance of patients diagnosed with autism in a behavioural trial.</text:p>
        </text:list-item>
      </text:list>
      <text:p text:style-name="P3">Technologies used:</text:p>
      <text:list text:style-name="L1">
        <text:list-item>
          <text:p text:style-name="P4">Java Script, Node,Android SDK, Mongo DB, Gimp,Blender, Linux, GitHub,AWS </text:p>
        </text:list-item>
      </text:list>
      <text:p text:style-name="P3">Noted developments:</text:p>
      <text:list text:style-name="L1">
        <text:list-item>
          <text:p text:style-name="P4">Neurobranch (Android App)</text:p>
        </text:list-item>
        <text:list-item>
          <text:p text:style-name="P4">Neurobranch.com</text:p>
        </text:list-item>
      </text:list>
      <text:p text:style-name="P3"/>
      <text:p text:style-name="P3"><text:span text:style-name="T1">GlassByte Limited</text:span><text:tab/><text:tab/><text:tab/><text:tab/><text:tab/><text:tab/><text:s text:c="9"/><text:span text:style-name="T1">Dromheath Drive,Mulhudart, Ireland</text:span></text:p>
      <text:p text:style-name="P3"><text:span text:style-name="T2">Managing Director</text:span><text:tab/><text:tab/><text:tab/><text:tab/><text:tab/><text:tab/><text:tab/><text:tab/><text:s text:c="9"/><text:span text:style-name="T2">April 2015 - Present</text:span></text:p>
      <text:list text:style-name="L1">
        <text:list-item>
          <text:p text:style-name="P4">Programmed and managed Android app development with colleagues</text:p>
        </text:list-item>
        <text:list-item>
          <text:p text:style-name="P4">Developed apps which are available on the Google Play Store and iOS App Store.</text:p>
        </text:list-item>
      </text:list>
      <text:p text:style-name="P3">Technologies used:</text:p>
      <text:list text:style-name="L1">
        <text:list-item>
          <text:p text:style-name="P4">Java, Python 2.7 ,3,Android SDK, Swift, Gimp,Blender, Linux, GitHub,OpenGL, </text:p>
        </text:list-item>
      </text:list>
      <text:p text:style-name="P3">Noted developments:</text:p>
      <text:list text:style-name="L1">
        <text:list-item>
          <text:p text:style-name="P4">Drink Tracker (Android App)</text:p>
        </text:list-item>
        <text:list-item>
          <text:p text:style-name="P4">H. pylori Care (Android and iOS App)</text:p>
        </text:list-item>
        <text:list-item>
          <text:p text:style-name="P4">Diabetes App</text:p>
        </text:list-item>
      </text:list>
      <text:p text:style-name="P3"/>
      <text:p text:style-name="P3"><text:span text:style-name="T1">Trinity Robotics Research Labs</text:span><text:tab/><text:tab/><text:tab/><text:span text:style-name="T1"><text:tab/><text:s text:c="13"/>College Green, Dublin, Ireland</text:span></text:p>
      <text:p text:style-name="P3"><text:span text:style-name="T2">Research Assistant</text:span><text:tab/><text:tab/><text:tab/><text:tab/><text:tab/><text:tab/><text:tab/><text:tab/><text:s text:c="9"/><text:span text:style-name="T2">April 2015 - September 2015</text:span></text:p>
      <text:list text:style-name="L1">
        <text:list-item>
          <text:p text:style-name="P4">Programmed and developed software for R.O.S.</text:p>
        </text:list-item>
        <text:list-item>
          <text:p text:style-name="P4">Programmed C++ scripts for autonomos robotics navigation.</text:p>
        </text:list-item>
      </text:list>
      <text:p text:style-name="P3">Technologies used:</text:p>
      <text:list text:style-name="L1">
        <text:list-item>
          <text:p text:style-name="P4">Python, C++, R.O.S., Gazebo, Gimp,Blender, Linux, GitHub</text:p>
        </text:list-item>
      </text:list>
      <text:p text:style-name="P3">Noted developments:</text:p>
      <text:list text:style-name="L1">
        <text:list-item>
          <text:p text:style-name="P4">Robbie(In development)</text:p>
        </text:list-item>
      </text:list>
      <text:p text:style-name="P3"/>
      <text:p text:style-name="P3"/>
      <text:p text:style-name="P3"><text:span text:style-name="T1">Order of Malta Ambulance Service<text:tab/><text:tab/><text:tab/><text:tab/><text:tab/><text:tab/><text:tab/><text:s text:c="6"/>Dublin</text:span></text:p>
      <text:p text:style-name="P3"><text:span text:style-name="T2">Emergency First Responder Volunteer<text:tab/><text:tab/><text:tab/><text:tab/><text:tab/><text:s/>June 2008 – August 2012</text:span></text:p>
      <text:list text:style-name="L1">
        <text:list-item>
          <text:p text:style-name="P4">I was present at big public events such as Oxygen and the 3Arena treating injured people and working with my team mates where risen levels of stress were not uncommon.</text:p>
        </text:list-item>
        <text:list-item>
          <text:p text:style-name="P4">I trained in Emergency Response Situationswwith members of the fire brigade at the O'Brien Institute.</text:p>
        </text:list-item>
      </text:list>
      <text:p text:style-name="P3"/>
      <text:p text:style-name="P3"><text:span text:style-name="T1">A.S.H. Rescue Center<text:tab/><text:tab/><text:tab/><text:tab/><text:tab/><text:s text:c="9"/>Lower Leeson St, Dublin, Ireland</text:span></text:p>
      <text:p text:style-name="P3"><text:span text:style-name="T2">Volunteer<text:tab/><text:tab/><text:tab/><text:tab/><text:tab/><text:tab/><text:tab/><text:tab/><text:s text:c="7"/>September 2013 – June 2014</text:span></text:p>
      <text:list text:style-name="L1">
        <text:list-item>
          <text:p text:style-name="P4">Maintained a regular set of work hours with a roster during the week</text:p>
        </text:list-item>
        <text:list-item>
          <text:p text:style-name="P4">Attended to the animals and any visitors.</text:p>
        </text:list-item>
        <text:list-item>
          <text:p text:style-name="P4">Helped manage the Rescue Center when Owners were away.</text:p>
        </text:list-item>
        <text:list-item>
          <text:p text:style-name="P4">Walked the dogs every day.</text:p>
        </text:list-item>
      </text:list>
      <text:p text:style-name="P3"/>
      <text:p text:style-name="P3"/>
      <text:p text:style-name="P3"/>
      <text:p text:style-name="P3"/>
      <text:p text:style-name="P3"><text:span text:style-name="T1">INTEREST &amp; SKILLS:</text:span></text:p>
      <text:p text:style-name="P3"><text:span text:style-name="T2">Internet Society Comitte Member Volunteer<text:tab/><text:tab/><text:tab/><text:s text:c="9"/>September 2014 – September 2015</text:span></text:p>
      <text:list text:style-name="L1">
        <text:list-item>
          <text:p text:style-name="P4">Volunteered as a Comitee Member for dealing with club issues and <text:s/>handling sponsored events .</text:p>
        </text:list-item>
        <text:list-item>
          <text:p text:style-name="P4">Attended Comitee Meetings for delaing with upcoming issues on a club basis and interacted with other societies and clubs to organise joint events.</text:p>
        </text:list-item>
      </text:list>
      <text:p text:style-name="P3"/>
      <text:p text:style-name="P3"><text:span text:style-name="T2">GameCraft<text:tab/><text:tab/><text:tab/><text:tab/><text:tab/><text:tab/><text:tab/><text:tab/><text:tab/><text:tab/><text:s text:c="4"/>December 2014</text:span></text:p>
      <text:list text:style-name="L1">
        <text:list-item>
          <text:p text:style-name="P4">Attended a Microsoft organised hackathon in Sandyford, Dublin with a team of 5 friends</text:p>
        </text:list-item>
        <text:list-item>
          <text:p text:style-name="P4">Developed and rapid-prototyped a game in less than 8 hours using Processing</text:p>
        </text:list-item>
      </text:list>
      <text:p text:style-name="P3"/>
      <text:p text:style-name="P3"><text:span text:style-name="T2">Languages</text:span></text:p>
      <text:p text:style-name="P3"><text:span text:style-name="T2">Fluent: English, Romanian</text:span></text:p>
      <text:p text:style-name="P3"><text:span text:style-name="T2">Intermediate: French</text:span></text:p>
      <text:p text:style-name="P3"/>
      <text:p text:style-name="P3"><text:span text:style-name="T2">Computer Engineering</text:span></text:p>
      <text:p text:style-name="P3">I maintain a high interest in computer programming languages and computer engineering. I have programmed a large amount of various projects in different languages that encompass very different areas. I learn languages quickly, and am a very adaptive person. As my degree also encompasses an electronic field, I have an interest in circuitry, Arduino and Raspberry Pi programming. My favourite language for programming is C++.</text:p>
      <text:p text:style-name="P3"/>
      <text:p text:style-name="P3"><text:span text:style-name="T2">Languages</text:span></text:p>
      <text:p text:style-name="P3">Java,C, C#, C++,SQL, ARM Assembly, Python, XML,VHDL</text:p>
      <text:p text:style-name="P3"/>
      <text:p text:style-name="P3"><text:span text:style-name="T2">Operating Systems:</text:span></text:p>
      <text:p text:style-name="P3">Ubuntu, Windows</text:p>
      <text:p text:style-name="P3"/>
      <text:p text:style-name="P3"><text:span text:style-name="T2">Fitness</text:span></text:p>
      <text:p text:style-name="P3">I am an active person. I go on long distance trips for pleasure, and in my spare time also do rock climbing.</text:p>
      <text:p text:style-name="P3"/>
      <text:p text:style-name="P3"><text:span text:style-name="T2">References</text:span></text:p>
      <text:p text:style-name="P3">Available on request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04.83</meta:generator>
  </office:meta>
</office:document-meta>
</file>